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B2" style:family="table-cell" style:data-style-name="N5106">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7"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Cover_20_-_20_title_20_3">
      <style:text-properties fo:language="en" fo:country="US"/>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paragraph-properties fo:margin-left="0cm" fo:margin-right="0cm" fo:text-indent="0cm" style:auto-text-indent="false"/>
      <style:text-properties fo:language="et" fo:country="EE"/>
    </style:style>
    <style:style style:name="P8" style:family="paragraph" style:parent-style-name="Contents_20_1">
      <style:paragraph-properties>
        <style:tab-stops>
          <style:tab-stop style:position="15.498cm" style:type="right" style:leader-style="dotted" style:leader-text="."/>
        </style:tab-stops>
      </style:paragraph-properties>
    </style:style>
    <style:style style:name="P9" style:family="paragraph" style:parent-style-name="Contents_20_2">
      <style:paragraph-properties>
        <style:tab-stops>
          <style:tab-stop style:position="15.109cm" style:type="right" style:leader-style="dotted" style:leader-text="."/>
        </style:tab-stops>
      </style:paragraph-properties>
    </style:style>
    <style:style style:name="P10" style:family="paragraph" style:parent-style-name="Cover_20_-_20_Report_20_Type" style:master-page-name="Standard">
      <style:paragraph-properties style:page-number="auto"/>
    </style:style>
    <style:style style:name="P11"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style:font-name="Courier New" fo:language="et" fo:country="EE"/>
    </style:style>
    <style:style style:name="T4" style:family="text">
      <style:text-properties style:font-name="Courier New" fo:font-size="10pt" style:font-size-asian="10pt" style:font-size-complex="10pt"/>
    </style:style>
    <style:style style:name="T5" style:family="text">
      <style:text-properties style:font-name="Courier New" fo:font-size="10pt" fo:language="et" fo:country="EE" style:font-size-asian="10pt" style:font-size-complex="10pt"/>
    </style:style>
    <style:style style:name="T6" style:family="text">
      <style:text-properties style:font-name="Times New Roman" fo:language="et" fo:country="EE"/>
    </style:style>
    <style:style style:name="T7" style:family="text">
      <style:text-properties style:font-name="Times New Roman" fo:font-size="12pt" style:font-size-asian="12pt" style:font-size-complex="12pt"/>
    </style:style>
    <style:style style:name="T8" style:family="text">
      <style:text-properties fo:font-size="10pt" style:font-size-asian="10pt" style:font-size-complex="10pt"/>
    </style:style>
    <style:style style:name="T9" style:family="text">
      <style:text-properties style:font-name="Times New Roman" fo:font-size="12pt" style:font-size-asian="12pt" style:font-size-complex="12pt"/>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Courier New"/>
    </style:style>
    <style:style style:name="T12" style:family="text">
      <style:text-properties style:font-name="Courier New" fo:font-size="10pt" style:font-size-asian="10pt" style:font-size-complex="10pt"/>
    </style:style>
    <style:style style:name="T13" style:family="text">
      <style:text-properties style:font-name="Courier New" fo:font-size="10pt" fo:font-weight="normal" style:font-size-asian="10pt" style:font-weight-asian="normal" style:font-size-complex="10pt" style:font-weight-complex="normal"/>
    </style:style>
    <style:style style:name="T14" style:family="text">
      <style:text-properties style:font-name="Arial1" fo:font-size="14pt" fo:font-weight="normal" style:font-size-asian="14pt" style:font-weight-asian="normal" style:font-size-complex="14pt" style:font-weight-complex="normal"/>
    </style:style>
    <style:style style:name="T15" style:family="text">
      <style:text-properties style:font-name="Arial1" fo:font-size="20pt" fo:font-weight="bold" style:font-size-asian="20pt" style:font-weight-asian="bold" style:font-size-complex="20pt" style:font-weight-complex="bold"/>
    </style:style>
    <style:style style:name="T16" style:family="text">
      <style:text-properties fo:color="#993366" style:font-name="Courier New" fo:font-size="10pt" style:font-size-asian="10pt" style:font-size-complex="10pt"/>
    </style:style>
    <style:style style:name="T17" style:family="text">
      <style:text-properties fo:color="#b84747" style:font-name="Courier New" fo:font-size="10pt" style:font-size-asian="10pt" style:font-size-complex="10pt"/>
    </style:style>
    <style:style style:name="T18" style:family="text">
      <style:text-properties fo:color="#c5000b" style:font-name="Courier New" fo:font-size="10pt" style:font-size-asian="10pt" style:font-size-complex="10pt"/>
    </style:style>
    <style:style style:name="T19" style:family="text">
      <style:text-properties fo:color="#579d1c" style:font-name="Courier New" fo:font-size="10pt" style:font-size-asian="10pt" style:font-size-complex="10pt"/>
    </style:style>
    <style:style style:name="T20" style:family="text">
      <style:text-properties fo:color="#2300dc" style:font-name="Courier New" fo:font-size="10pt" style:font-size-asian="10pt" style:font-size-complex="10pt"/>
    </style:style>
    <style:style style:name="T21" style:family="text">
      <style:text-properties fo:color="#000080" style:font-name="Courier New" fo:font-size="10pt" style:font-size-asian="10pt" style:font-size-complex="10pt"/>
    </style:style>
    <style:style style:name="T22" style:family="text">
      <style:text-properties fo:color="#7e0021"/>
    </style:style>
    <style:style style:name="T23" style:family="text">
      <style:text-properties fo:color="#7e0021" style:font-name="Courier New" fo:font-size="10pt" style:font-size-asian="10pt" style:font-size-complex="10pt"/>
    </style:style>
    <style:style style:name="T24" style:family="text">
      <style:text-properties fo:color="#7e0021" style:font-name="Courier New" fo:font-size="10pt" fo:language="et" fo:country="EE" style:font-size-asian="10pt" style:font-size-complex="10pt"/>
    </style:style>
    <style:style style:name="T25" style:family="text">
      <style:text-properties fo:color="#7e0021" fo:font-size="10pt" style:font-size-asian="10pt" style:font-size-complex="10pt"/>
    </style:style>
    <style:style style:name="T26" style:family="text">
      <style:text-properties fo:color="#7e0021" style:font-name="Courier New" fo:font-size="10pt" style:font-size-asian="10pt" style:font-size-complex="10pt"/>
    </style:style>
    <style:style style:name="T27" style:family="text">
      <style:text-properties fo:color="#7e0021" style:font-name="Courier New" fo:font-size="10pt" fo:font-weight="normal" style:font-size-asian="10pt" style:font-weight-asian="normal" style:font-size-complex="10pt" style:font-weight-complex="normal"/>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5106" number:language="et" number:country="EE">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Virtuoso Configuration</text:p>
          <text:p text:style-name="Subtitle">for Content Registry 3</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Risto Alt, Zero Technologies</text:p>
        </draw:text-box>
      </draw:frame>
      <draw:frame draw:style-name="fr2" draw:name="PublishedFrame" text:anchor-type="page" text:anchor-page-number="1" svg:y="17.5cm" svg:width="15.498cm" style:rel-width="100%" draw:z-index="3">
        <draw:text-box fo:min-height="0.499cm">
          <text:p text:style-name="Cover_20_-_20_title_20_3"><text:span text:style-name="T1">February </text:span>2011</text:p>
          <text:p text:style-name="P3">Version 1.0</text:p>
        </draw:text-box>
      </draw:frame>
      <draw:frame draw:style-name="fr3" draw:name="ReportTypeFrame" text:anchor-type="page" text:anchor-page-number="1" svg:width="15.498cm" style:rel-width="100%" draw:z-index="4">
        <draw:text-box fo:min-height="0.499cm">
          <text:p text:style-name="P10"><text:span text:style-name="Page_20_Number"><text:span text:style-name="T2">Virtuoso Configuration</text:span></text:span></text:p>
        </draw:text-box>
      </draw:frame>
      <draw:g text:anchor-type="page" text:anchor-page-number="1" draw:z-index="0" draw:style-name="gr1">
        <draw:g draw:style-name="gr2">
          <draw:polygon draw:style-name="gr3" draw:text-style-name="P11" svg:width="0.195cm" svg:height="0.281cm" svg:x="8.093cm" svg:y="21.615cm" svg:viewBox="0 0 196 282" draw:points="0,0 189,0 189,44 51,44 51,113 182,113 182,159 51,159 51,236 196,236 196,282 0,282">
            <text:p/>
          </draw:polygon>
          <draw:path draw:style-name="gr3" draw:text-style-name="P11" svg:width="0.175cm" svg:height="0.197cm" svg:x="8.324cm" svg:y="21.705cm" svg:viewBox="0 0 176 198" svg:d="m176 191h-47v-30 0c-9 19-27 37-58 37-53 0-71-37-71-76v-122h48v97c0 21 1 56 35 56s46-22 46-49v-104h47z">
            <text:p/>
          </draw:path>
          <draw:path draw:style-name="gr3" draw:text-style-name="P11" svg:width="0.122cm" svg:height="0.197cm" svg:x="8.552cm" svg:y="21.7cm" svg:viewBox="0 0 123 198" svg:d="m0 5h48v30 0c10-21 33-35 58-35 7 0 12 2 17 4v45c-8-1-15-3-24-3-44 0-51 37-51 47v105h-48z">
            <text:p/>
          </draw:path>
          <draw:path draw:style-name="gr3" draw:text-style-name="P11" svg:width="0.211cm" svg:height="0.202cm" svg:x="8.686cm" svg:y="21.7cm" svg:viewBox="0 0 212 203" svg:d="m106 0c58 0 106 41 106 101s-48 102-106 102-106-42-106-102 48-101 106-101zm0 159c35 0 55-28 55-58s-20-59-55-59-57 29-57 59 20 58 57 58z">
            <text:p/>
          </draw:path>
          <draw:path draw:style-name="gr3" draw:text-style-name="P11" svg:width="0.209cm" svg:height="0.288cm" svg:x="8.933cm" svg:y="21.7cm" svg:viewBox="0 0 210 289" svg:d="m0 5h46v29h2c12-23 38-34 65-34 60 0 97 44 97 101s-39 100-95 100c-36 0-57-16-66-30v0 118h-49zm104-247c-35 0-56 29-56 59s21 58 56 58 57-28 57-58-22-59-57-59z">
            <text:p/>
          </draw:path>
          <draw:path draw:style-name="gr3" draw:text-style-name="P11" svg:width="0.197cm" svg:height="0.202cm" svg:x="9.169cm" svg:y="21.7cm" svg:viewBox="0 0 198 203" svg:d="m49 116c2 30 25 46 52 46s40-10 51-26l35 26c-23 29-51 41-83 41-56 0-104-42-104-102s48-101 104-101 94 39 94 104v12zm-52-33c0-30-17-46-47-46s-46 16-50 46z">
            <text:p/>
          </draw:path>
          <draw:path draw:style-name="gr3" draw:text-style-name="P11" svg:width="0.177cm" svg:height="0.202cm" svg:x="9.395cm" svg:y="21.7cm" svg:viewBox="0 0 178 203" svg:d="m134 171h-2c-14 20-37 32-61 32-37 0-71-21-71-60 0-60 72-65 122-65h12v-6c0-24-19-35-46-35-19 0-37 7-51 19l-25-24c22-23 52-32 81-32 85 0 85 58 85 86v110h-44zm-3-85h-11c-27 0-72 2-72 30 0 16 19 25 35 25 32 0 48-18 48-44z">
            <text:p/>
          </draw:path>
          <draw:path draw:style-name="gr3" draw:text-style-name="P11" svg:width="0.175cm" svg:height="0.197cm" svg:x="9.612cm" svg:y="21.7cm" svg:viewBox="0 0 176 198" svg:d="m0 5h46v30h2c7-17 26-35 58-35 51 0 70 37 70 76v122h-47v-99c0-21-4-57-36-57s-45 25-45 50v106h-48z">
            <text:p/>
          </draw:path>
          <draw:polygon draw:style-name="gr3" draw:text-style-name="P11" svg:width="0.197cm" svg:height="0.281cm" svg:x="9.963cm" svg:y="21.615cm" svg:viewBox="0 0 198 282" draw:points="0,0 189,0 189,44 51,44 51,113 182,113 182,159 51,159 51,236 198,236 198,282 0,282">
            <text:p/>
          </draw:polygon>
          <draw:path draw:style-name="gr3" draw:text-style-name="P11" svg:width="0.175cm" svg:height="0.197cm" svg:x="10.203cm" svg:y="21.7cm" svg:viewBox="0 0 176 198" svg:d="m0 5h46v30 0c9-17 26-35 60-35 51 0 70 37 70 76v122h-49v-99c0-21-2-57-35-57s-44 25-44 50v106h-48z">
            <text:p/>
          </draw:path>
          <draw:polygon draw:style-name="gr3" draw:text-style-name="P11" svg:width="0.207cm" svg:height="0.191cm" svg:x="10.397cm" svg:y="21.705cm" svg:viewBox="0 0 208 192" draw:points="0,0 53,0 104,134 106,134 157,0 208,0 131,192 79,192">
            <text:p/>
          </draw:polygon>
          <draw:path draw:style-name="gr3" draw:text-style-name="P11" svg:width="0.063cm" svg:height="0.285cm" svg:x="10.621cm" svg:y="21.611cm" svg:viewBox="0 0 64 286" svg:d="m7 93h48v193h-48zm23-286c18 0 34 12 34 28s-16 28-34 28-30-12-30-28 12-28 30-28z">
            <text:p/>
          </draw:path>
          <draw:path draw:style-name="gr3" draw:text-style-name="P11" svg:width="0.122cm" svg:height="0.197cm" svg:x="10.734cm" svg:y="21.7cm" svg:viewBox="0 0 123 198" svg:d="m0 5h48v30 0c10-21 33-35 58-35 5 0 10 2 17 4v45c-8-1-17-3-24-3-44 0-51 37-51 47v105h-48z">
            <text:p/>
          </draw:path>
          <draw:path draw:style-name="gr3" draw:text-style-name="P11" svg:width="0.209cm" svg:height="0.202cm" svg:x="10.868cm" svg:y="21.7cm" svg:viewBox="0 0 210 203" svg:d="m104 0c60 0 106 41 106 101s-46 102-106 102-104-42-104-102 48-101 104-101zm0 159c35 0 57-28 57-58s-22-59-57-59-56 29-56 59 21 58 56 58z">
            <text:p/>
          </draw:path>
          <draw:path draw:style-name="gr3" draw:text-style-name="P11" svg:width="0.175cm" svg:height="0.197cm" svg:x="11.115cm" svg:y="21.7cm" svg:viewBox="0 0 176 198" svg:d="m0 5h46v30 0c9-17 26-35 60-35 51 0 70 37 70 76v122h-47v-99c0-21-4-57-37-57s-44 25-44 50v106h-48z">
            <text:p/>
          </draw:path>
          <draw:path draw:style-name="gr3" draw:text-style-name="P11" svg:width="0.299cm" svg:height="0.197cm" svg:x="11.339cm" svg:y="21.7cm" svg:viewBox="0 0 300 198" svg:d="m0 5h46v30h2c7-17 26-35 58-35s51 12 62 35c12-23 33-35 61-35 51 0 71 37 71 83v115h-50v-110c0-24-7-46-35-46s-40 25-40 50v106h-48v-115c0-25-11-41-34-41-33 0-44 25-44 50v106h-49z">
            <text:p/>
          </draw:path>
          <draw:path draw:style-name="gr3" draw:text-style-name="P11" svg:width="0.195cm" svg:height="0.202cm" svg:x="11.674cm" svg:y="21.7cm" svg:viewBox="0 0 196 203" svg:d="m49 116c2 30 25 46 50 46s42-10 53-26l35 26c-23 29-51 41-83 41-56 0-104-42-104-102s48-101 104-101 92 39 92 104v12zm-50-33c0-30-17-46-47-46s-46 16-50 46z">
            <text:p/>
          </draw:path>
          <draw:path draw:style-name="gr3" draw:text-style-name="P11" svg:width="0.177cm" svg:height="0.197cm" svg:x="11.912cm" svg:y="21.7cm" svg:viewBox="0 0 178 198" svg:d="m0 5h46v30h2c7-17 26-35 58-35 51 0 72 37 72 76v122h-49v-99c0-21-2-57-36-57s-44 25-44 50v106h-49z">
            <text:p/>
          </draw:path>
          <draw:path draw:style-name="gr3" draw:text-style-name="P11" svg:width="0.142cm" svg:height="0.253cm" svg:x="12.115cm" svg:y="21.647cm" svg:viewBox="0 0 143 254" svg:d="m0 97v-41h39v-56h49v56h55v41h-55v83c0 19 5 32 27 32 8 0 19-2 28-6v41c-12 3-28 7-39 7-51 0-65-25-65-71v-86z">
            <text:p/>
          </draw:path>
          <draw:path draw:style-name="gr3" draw:text-style-name="P11" svg:width="0.29cm" svg:height="0.281cm" svg:x="12.385cm" svg:y="21.615cm" svg:viewBox="0 0 291 282" svg:d="m123 0h45l123 282h-60l-26-65h-122l-27 65h-56zm189-109-46-115-44 115z">
            <text:p/>
          </draw:path>
          <draw:path draw:style-name="gr3" draw:text-style-name="P11" svg:width="0.209cm" svg:height="0.294cm" svg:x="12.683cm" svg:y="21.7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11" svg:width="0.195cm" svg:height="0.202cm" svg:x="12.926cm" svg:y="21.7cm" svg:viewBox="0 0 196 203" svg:d="m48 116c3 30 24 46 51 46s40-10 53-26l33 26c-21 29-51 41-81 41-58 0-104-42-104-102s46-101 104-101 92 39 92 104v12zm-50-33c0-30-19-46-49-46s-46 16-49 46z">
            <text:p/>
          </draw:path>
          <draw:path draw:style-name="gr3" draw:text-style-name="P11" svg:width="0.177cm" svg:height="0.197cm" svg:x="13.154cm" svg:y="21.7cm" svg:viewBox="0 0 178 198" svg:d="m0 5h46v30h2c8-17 26-35 60-35 51 0 70 37 70 76v122h-49v-99c0-21-2-57-36-57s-44 25-44 50v106h-49z">
            <text:p/>
          </draw:path>
          <draw:path draw:style-name="gr3" draw:text-style-name="P11" svg:width="0.174cm" svg:height="0.202cm" svg:x="13.36cm" svg:y="21.7cm" svg:viewBox="0 0 175 203" svg:d="m141 64c-12-13-25-22-37-22-35 0-56 29-56 59s21 56 56 56c14 0 28-5 39-16l32 34c-22 19-53 28-71 28-58 0-104-42-104-102s46-101 104-101c25 0 51 9 71 28z">
            <text:p/>
          </draw:path>
          <draw:path draw:style-name="gr3" draw:text-style-name="P11" svg:width="0.205cm" svg:height="0.288cm" svg:x="13.549cm" svg:y="21.705cm" svg:viewBox="0 0 206 289" svg:d="m0 0h55l53 132v0l49-132h49l-91 233c-14 37-30 56-73 56-14 0-24-3-38-7l7-42c7 2 15 5 24 5 25 0 30-10 39-30l9-21z">
            <text:p/>
          </draw:path>
          <draw:g draw:style-name="gr2">
            <draw:g draw:style-name="gr2">
              <draw:path draw:style-name="gr4" draw:text-style-name="P11" svg:width="0.486cm" svg:height="0.618cm" svg:x="14.625cm" svg:y="21.474cm" svg:viewBox="0 0 487 619" svg:d="m487 277c0-92-37-178-102-242-13-14-27-24-41-35l-53 90c56 44 97 108 97 187 0 134-111 243-247 243-32 0-63-7-90-17l-51 86c44 18 92 30 141 30 191 0 346-155 346-342z">
                <text:p/>
              </draw:path>
              <draw:g draw:style-name="gr2">
                <draw:path draw:style-name="gr5" draw:text-style-name="P11" svg:width="0.204cm" svg:height="0.505cm" svg:x="14.812cm" svg:y="21.035cm" svg:viewBox="0 0 205 506" svg:d="m205 97c-2-30-6-60-11-88l-2-9-7 7c-21 19-42 41-62 65-102 131-123 305-123 415v3h4c7 2 12 4 19 6s12 5 19 7l2 3 4-3c91-71 158-242 157-406z">
                  <text:p/>
                </draw:path>
                <draw:path draw:style-name="gr5" draw:text-style-name="P11" svg:width="0.153cm" svg:height="0.523cm" svg:x="14.632cm" svg:y="21.001cm" svg:viewBox="0 0 154 524" svg:d="m35 7-5-7-4 9c-10 26-19 56-26 86 0 163 0 341 74 425l2 4 3-2c7-2 13-2 20-3s12-2 21-2h2l3-2c51-106 34-286-42-432-14-27-30-53-48-76z">
                  <text:p/>
                </draw:path>
                <draw:path draw:style-name="gr5" draw:text-style-name="P11" svg:width="0.313cm" svg:height="0.451cm" svg:x="14.341cm" svg:y="21.123cm" svg:viewBox="0 0 314 452" svg:d="m85 51c-25-17-51-33-76-47l-9-4 2 9c2 30 7 60 14 90 44 160 152 307 257 349l2 4 4-4c5-5 10-9 14-12s12-9 17-11l4-2v-3c0-115-97-270-229-369z">
                  <text:p/>
                </draw:path>
                <draw:path draw:style-name="gr5" draw:text-style-name="P11" svg:width="0.47cm" svg:height="0.282cm" svg:x="14.103cm" svg:y="21.375cm" svg:viewBox="0 0 471 283" svg:d="m58 81c110 124 270 210 387 201h1l2-3c2-6 5-11 9-16s7-14 10-18l4-3-2-2c-53-104-208-201-370-231-32-5-62-9-90-9h-9l5 7c14 25 32 49 53 74z">
                  <text:p/>
                </draw:path>
                <draw:path draw:style-name="gr5" draw:text-style-name="P11" svg:width="0.53cm" svg:height="0.134cm" svg:x="14.002cm" svg:y="21.661cm" svg:viewBox="0 0 531 135" svg:d="m526 95 1-2v-3c0-7 0-12 0-18s2-14 4-21v-3l-4-2c-93-46-275-46-434-46-29 9-58 19-82 34l-11 3 9 5c25 16 51 30 81 41 153 65 335 70 436 12z">
                  <text:p/>
                </draw:path>
                <draw:path draw:style-name="gr5" draw:text-style-name="P11" svg:width="0.498cm" svg:height="0.227cm" svg:x="14.057cm" svg:y="21.821cm" svg:viewBox="0 0 499 228" svg:d="m496 46 3-4-3-1c-4-6-6-11-9-18s-5-12-7-19v-2l-4-2c-114 0-287 41-409 150-25 21-44 44-62 65l-5 9h9c28 4 58 5 92 4 164-11 331-87 395-182z">
                  <text:p/>
                </draw:path>
                <draw:path draw:style-name="gr5" draw:text-style-name="P11" svg:width="0.368cm" svg:height="0.408cm" svg:x="14.26cm" svg:y="21.92cm" svg:viewBox="0 0 369 409" svg:d="m347 16c-5-4-8-9-14-14l-1-2h-4c-113 30-240 162-302 316-10 28-19 56-24 83l-2 10 9-3c28-9 55-21 83-37 144-83 259-224 273-335l4-4-6-2c-5-3-10-9-16-12z">
                  <text:p/>
                </draw:path>
              </draw:g>
              <draw:path draw:style-name="gr4" draw:text-style-name="P11" svg:width="1.056cm" svg:height="1.325cm" svg:x="14.438cm" svg:y="21.151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10"/>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B2" office:value-type="date" office:date-value="2011-02-10">
            <text:p text:style-name="Table_20_Contents">2011.02.10</text:p>
          </table:table-cell>
          <table:table-cell table:style-name="Versions-management.A2" office:value-type="string">
            <text:p text:style-name="Table_20_Contents">First draft</text:p>
          </table:table-cell>
          <table:table-cell table:style-name="Versions-management.A2" office:value-type="string">
            <text:p text:style-name="Table_20_Contents">Risto Alt</text:p>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row>
          <table:table-cell table:style-name="Versions-management.A7" office:value-type="string">
            <text:p text:style-name="Table_20_Contents"/>
          </table:table-cell>
          <table:table-cell table:style-name="Versions-management.A7" office:value-type="string">
            <text:p text:style-name="Table_20_Contents"/>
          </table:table-cell>
          <table:table-cell table:style-name="Versions-management.A7" office:value-type="string">
            <text:p text:style-name="Table_20_Contents"/>
          </table:table-cell>
          <table:table-cell table:style-name="Versions-management.A7" office:value-type="string">
            <text:p text:style-name="Table_20_Contents"/>
          </table:table-cell>
        </table:table-row>
      </table:table>
      <text:p text:style-name="P5"/>
      <text:p text:style-name="P6"/>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8">1. <text:s text:c="2"/>Full text search <text:tab/> <text:a xlink:type="simple" xlink:href="#__RefHeading__304_125223731" text:style-name="Default" text:visited-style-name="Default">3</text:a></text:p>
          <text:p text:style-name="P8">2. <text:s text:c="2"/>Inferencing<text:tab/> <text:a xlink:type="simple" xlink:href="#__RefHeading__306_125223731" text:style-name="Default" text:visited-style-name="Default">4</text:a></text:p>
          <text:p text:style-name="P9">2.1. <text:s text:c="2"/>owl:sameAs<text:tab/><text:a xlink:type="simple" xlink:href="#__RefHeading__361_1894975197" text:style-name="Default" text:visited-style-name="Default">4</text:a></text:p>
          <text:p text:style-name="P9">2.2. <text:s text:c="2"/>owl:inverseOf<text:tab/><text:a xlink:type="simple" xlink:href="#__RefHeading__363_1894975197" text:style-name="Default" text:visited-style-name="Default">4</text:a></text:p>
          <text:p text:style-name="P8">3. <text:s text:c="2"/>User management<text:tab/> <text:a xlink:type="simple" xlink:href="#__RefHeading__365_1894975197" text:style-name="Default" text:visited-style-name="Default">5</text:a></text:p>
          <text:p text:style-name="P8">4. <text:s text:c="2"/>Cluster<text:tab/> <text:a xlink:type="simple" xlink:href="#__RefHeading__647_1894975197" text:style-name="Default" text:visited-style-name="Default">5</text:a></text:p>
          <text:p text:style-name="P9">4.1. <text:s text:c="2"/>Setting up a Cluster<text:tab/><text:a xlink:type="simple" xlink:href="#__RefHeading__649_1894975197" text:style-name="Default" text:visited-style-name="Default">5</text:a></text:p>
          <text:p text:style-name="P8">5. <text:s text:c="2"/>Performance tuning<text:tab/> <text:a xlink:type="simple" xlink:href="#__RefHeading__651_1894975197" text:style-name="Default" text:visited-style-name="Default">6</text:a></text:p>
        </text:index-body>
      </text:table-of-content>
      <text:p text:style-name="Text_20_body"/>
      <text:h text:style-name="Heading_20_1" text:outline-level="1"><text:bookmark text:name="__RefHeading__304_125223731"/>Full text search <text:bookmark-end text:name="__RefHeading__304_125223731"/></text:h>
      <text:p text:style-name="P7">Virtuoso's triple store supports optional full text indexing of RDF object values since version 5.0. It is possible to declare that objects of triples with a given predicate or graph get indexed. The graphs and triples may be enumerated or a wildcard may be used. </text:p>
      <text:p text:style-name="Text_20_body">The triples for which a full text index entry exists can be found using the <text:span text:style-name="Strong_20_Emphasis">bif:contains</text:span> or related filters and predicates. <text:line-break/><text:line-break/>Virtuoso offers following function for creating index:<text:line-break/><text:span text:style-name="T23">create function DB.DBA.RDF_OBJ_FT_RULE_ADD <text:s/>(in rule_g varchar, in rule_p varchar, in reason varchar) returns integer</text:span><text:line-break/><text:line-break/>The first two arguments are the text representation of the IRI's for the graph and predicate. If NULL is given then all graph's or predicates match. Specifying both as NULL means that all string valued objects will be added to a text index. <text:line-break/><text:line-break/>The reason argument is an arbitrary string identifying the application that needs this rule. Two applications can add the same rule.<text:line-break/><text:line-break/>Command for updating index:<text:line-break/><text:span text:style-name="T23">DB.DBA.VT_INC_INDEX_DB_DBA_RDF_OBJ ();</text:span><text:span text:style-name="T22"> </text:span><text:line-break/><text:line-break/>Example command for creating index:<text:line-break/><text:span text:style-name="T23">DB.DBA.RDF_OBJ_FT_RULE_ADD('http://dampos.eionet.europa.eu/dams.rdf', null, 'dams');</text:span><text:span text:style-name="T3"><text:line-break/><text:line-break/></text:span><text:span text:style-name="T6">Example query that uses full text search:</text:span></text:p>
      <text:p text:style-name="Text_20_body"><text:span text:style-name="T24">PREFIX dam: <text:s text:c="2"/>&lt;http://dampos.eionet.europa.eu/dams-schema.rdf#&gt;<text:line-break/>SELECT * FROM &lt;http://dampos.eionet.europa.eu/dams.rdf&gt; WHERE { ?s dam:river_name ?o . <text:s/>?o bif:contains '"Kuka*"' }</text:span><text:span text:style-name="T5"><text:line-break/></text:span></text:p>
      <text:h text:style-name="Heading_20_1" text:outline-level="1"><text:bookmark text:name="__RefHeading__306_125223731"/><text:soft-page-break/>Inferencing<text:bookmark-end text:name="__RefHeading__306_125223731"/></text:h>
      <text:p text:style-name="Text_20_body">Virtuoso SPARQL can use an inference context for inferring triples that are not physically stored. This functionality applies to physically stored quads and not to virtual triples generated from relational data with RDF views. Such an inference context can be built from one or more graphs containing RDF Schema triples. The supported RDF Schema or OWL constraints are imported from these graphs and are grouped together into rule bases. A rule base is a persistent entity that can be referenced by a SPARQL query or end point. Queries running with a given rule base work as if the triples asserted by this rule base were included in the graph or graphs accessed by the query. <text:line-break/><text:line-break/>Virtuoso supports <text:span text:style-name="Teletype"><text:span text:style-name="T25">owl:sameAs</text:span></text:span><text:span text:style-name="T25">, </text:span><text:span text:style-name="Teletype"><text:span text:style-name="T25">rdfs:subClassOf</text:span></text:span> and <text:span text:style-name="Teletype"><text:span text:style-name="T25">rdfs:subPropertyOf</text:span></text:span>, which are sufficient for many purposes. As of 5.00.3031, <text:span text:style-name="Teletype"><text:span text:style-name="T25">owl:sameAs</text:span></text:span><text:span text:style-name="T22">, </text:span><text:span text:style-name="Teletype"><text:span text:style-name="T25">owl:equivalentClass</text:span></text:span>, and <text:span text:style-name="Teletype"><text:span text:style-name="T25">owl:equivalentProperty</text:span></text:span> are also considered when determining subclass or subproperty relations. As of 6.10, <text:span text:style-name="Teletype"><text:span text:style-name="T25">owl:TransitiveProperty</text:span></text:span><text:span text:style-name="T22">, </text:span><text:span text:style-name="Teletype"><text:span text:style-name="T25">owl:SymmetricalProperty</text:span></text:span>, and <text:span text:style-name="Teletype"><text:span text:style-name="T25">owl:inverseOf</text:span></text:span> have also been added. Virtuoso defaults to using backward-chaining, but if desired, forward-chaining (i.e., materialized inferences) may be forced. </text:p>
      <text:h text:style-name="Heading_20_2" text:outline-level="2"><text:bookmark text:name="__RefHeading__361_1894975197"/>owl:sameAs<text:bookmark-end text:name="__RefHeading__361_1894975197"/></text:h>
      <text:p text:style-name="Text_20_body">To run the query with <text:span text:style-name="T23">owl:sameAs</text:span> inferencing the following line has to be added in front of the query:<text:line-break/><text:span text:style-name="T23">DEFINE input:same-as "yes"</text:span><text:span text:style-name="T4"><text:line-break/><text:line-break/></text:span><text:span text:style-name="T7">Example query:</text:span><text:span text:style-name="T4"><text:line-break/></text:span><text:span text:style-name="T23">DEFINE input:same-as "yes"<text:line-break/>SELECT *<text:line-break/>FROM &lt;http://rdfdata.eionet.europa.eu/ramon/nuts2008/GR&gt;<text:line-break/>WHERE<text:line-break/> {<text:line-break/> <text:s text:c="2"/>?s ?p &lt;http://rdfdata.eionet.europa.eu/ramon/countries/EL&gt; .<text:line-break/> }</text:span></text:p>
      <text:h text:style-name="Heading_20_2" text:outline-level="2"><text:bookmark text:name="__RefHeading__363_1894975197"/>owl:inverseOf<text:bookmark-end text:name="__RefHeading__363_1894975197"/></text:h>
      <text:p text:style-name="Text_20_body">To run query with <text:span text:style-name="T23">owl:inverseOf</text:span><text:span text:style-name="T22">, <text:s/></text:span><text:span text:style-name="Teletype"><text:span text:style-name="T25">owl:TransitiveProperty</text:span></text:span><text:span text:style-name="Teletype"><text:span text:style-name="T7"> etc, the following steps should be made:</text:span></text:span></text:p>
      <text:p text:style-name="Text_20_body"><text:span text:style-name="Teletype"><text:span text:style-name="T7">1. The rule has to be created:<text:line-break/></text:span></text:span><text:span text:style-name="Teletype"><text:span text:style-name="T23">rdfs_rule_set ('ruleName', graph);</text:span></text:span><text:span text:style-name="Teletype"><text:span text:style-name="T7"><text:line-break/>Where “graph” represents schema/ontology graph where all the rules are defined.</text:span></text:span></text:p>
      <text:p text:style-name="Text_20_body"><text:span text:style-name="Teletype"><text:span text:style-name="T7">2. In a SPARQL query, the define input:inference clause is used to instruct the compiler to use the rules in the named rule set. For example: <text:line-break/></text:span></text:span><text:span text:style-name="Teletype"><text:span text:style-name="T23">define input:inference "sample"<text:line-break/></text:span></text:span><text:span text:style-name="T23">SELECT *<text:line-break/>FROM &lt;g&gt;<text:line-break/>WHERE {?s ?p ?o};</text:span></text:p>
      <text:p text:style-name="Text_20_body"><text:span text:style-name="Teletype"><text:span text:style-name="T7"/></text:span></text:p>
      <text:h text:style-name="Heading_20_1" text:outline-level="1"><text:bookmark text:name="__RefHeading__365_1894975197"/><text:soft-page-break/><text:span text:style-name="Teletype"><text:span text:style-name="T15">User management</text:span></text:span><text:bookmark-end text:name="__RefHeading__365_1894975197"/></text:h>
      <text:p text:style-name="Text_20_body"><text:span text:style-name="Teletype"><text:span text:style-name="T10">Users can be created and managed through Virtuoso Conductor (http://host:port/conductor). From System Admin / user Accounts you can alter the users that can access the Virtuoso database. You may add a new user by clicking the "Create New Account" link, edit an existing user, or delete users. You can associate users with groups or make new groups.</text:span></text:span></text:p>
      <text:p text:style-name="Text_20_body"><text:span text:style-name="Teletype"><text:span text:style-name="T10">To create user that has rights to upload, update RDF graphs and use Virtuoso Conductor I learned that I had to check "User Enabled", select "SQL/ODBC and WebDAV" from “User type”, add the roles SPARQL_SELECT and SPARQL_UPDATE for the user, select “dba” from “Primary role” selectbox, check the DAV folder name's “create” and click the Save button.</text:span></text:span></text:p>
      <text:p text:style-name="Text_20_body"><text:span text:style-name="Teletype"><text:span text:style-name="T10">Virtuoso enables to grant different permissions on different graphs for each user. More about this can be found from </text:span></text:span><text:a xlink:type="simple" xlink:href="http://virtuoso.openlinksw.com/dataspace/dav/wiki/Main/VirtRDFGraphsSecurity#Understanding%20Default%20Permissions"><text:span text:style-name="Teletype"><text:span text:style-name="T10">http://virtuoso.openlinksw.com/dataspace/dav/wiki/Main/VirtRDFGraphsSecurity#Understanding%20Default%20Permissions</text:span></text:span></text:a><text:span text:style-name="Teletype"><text:span text:style-name="T10"> </text:span></text:span></text:p>
      <text:h text:style-name="Heading_20_1" text:outline-level="1"><text:bookmark text:name="__RefHeading__647_1894975197"/><text:span text:style-name="Teletype"><text:span text:style-name="T15">Cluster</text:span></text:span><text:bookmark-end text:name="__RefHeading__647_1894975197"/></text:h>
      <text:p text:style-name="Text_20_body"><text:span text:style-name="Teletype"><text:span text:style-name="T10">Virtuoso can be run in cluster mode where one logical database is served by a collection of server processes spread over a cluster of machines. </text:span></text:span></text:p>
      <text:p text:style-name="Text_20_body">The cluster's composition is declared in a cluster.ini file which is to be in the starting directory of each of the servers composing the cluster. This file declares the hosts and listening ports of all processes composing the cluster and which of these processes is the local process and which the master. </text:p>
      <text:p text:style-name="Text_20_body">A cluster has a single master process which is the only one allowed to run DDL operations and which is responsible for distributed deadlock resolution. In all other respects, all server processes of the cluster are interchangeable. </text:p>
      <text:p text:style-name="Text_20_body"><text:span text:style-name="Teletype"><text:span text:style-name="T10">Virtuoso Cluster partitions each index of all tables containing RDF data separately. The partitioning is by hash. The result is that the data is evenly distributed over the selected number of servers. </text:span></text:span></text:p>
      <text:p text:style-name="Text_20_body"><text:span text:style-name="Teletype"><text:span text:style-name="T10">Immediately consecutive triples are generally in the same partition, since the low bits of ID's do not enter in into the partition hash. This means that key compression works well.</text:span></text:span></text:p>
      <text:p text:style-name="Text_20_body"><text:span text:style-name="Teletype"><text:span text:style-name="T10">Since RDF tables are in the end just SQL tables, SQL can be used for specifying a non-standard partitioning scheme. For example, one could dedicate one set of servers for one index, and another set for another index. Special cases might justify doing this.</text:span></text:span></text:p>
      <text:p text:style-name="Text_20_body"><text:span text:style-name="Teletype"><text:span text:style-name="T10">With very large deployments, using a degree of application-specific data structures may be advisable.</text:span></text:span></text:p>
      <text:h text:style-name="Heading_20_2" text:outline-level="2"><text:bookmark text:name="__RefHeading__649_1894975197"/><text:soft-page-break/><text:span text:style-name="Teletype"><text:span text:style-name="T14">Setting up a Cluster</text:span></text:span><text:bookmark-end text:name="__RefHeading__649_1894975197"/></text:h>
      <text:p text:style-name="Text_20_body"><text:span text:style-name="Teletype"><text:span text:style-name="T10">To make a new empty clustered Virtuoso database, set up the individual instances. The processes must be of exactly the same version, the operating systems, byte orders or word lengths of the participating machines do not have to match.</text:span></text:span></text:p>
      <text:p text:style-name="Text_20_body"><text:span text:style-name="Teletype"><text:span text:style-name="T10">Each individual database is assigned its database files and other configuration by editing its virtuoso.ini file. No installation besides having the Virtuoso executable and the virtuoso.ini file is needed.</text:span></text:span></text:p>
      <text:p text:style-name="Text_20_body"><text:span text:style-name="Teletype"><text:span text:style-name="T10">If there is a Virtuoso installation on the machine, use the executable from that and set up an empty directory with the virtuoso.ini file.</text:span></text:span></text:p>
      <text:p text:style-name="Text_20_body"><text:span text:style-name="Teletype"><text:span text:style-name="T10">Once the individual database directories are set up, write the cluster.ini file. Copy this into each running directory beside the virtuoso.ini file. Edit each to specify which host the file belongs to. Set ThisHost to point to the host which the this file belongs. Set Master to point to one of the hosts and make sure each file has the same master and a distinct ThisHost.</text:span></text:span></text:p>
      <text:p text:style-name="Text_20_body"><text:span text:style-name="Teletype"><text:span text:style-name="T10">Start the server processes. This will initialize the empty databases.</text:span></text:span></text:p>
      <text:p text:style-name="Text_20_body"><text:span text:style-name="Teletype"><text:span text:style-name="T10">Connect to the master host's SQL port with a SQL client to continue. The initial default user and password is dba. To verify that the cluster nodes can connect to each other, do status (''); twice. The second status should have a line beginning with Cluster xx nodes.</text:span></text:span></text:p>
      <text:p text:style-name="Text_20_body"><text:span text:style-name="Teletype"><text:span text:style-name="T10"/></text:span></text:p>
      <text:h text:style-name="Heading_20_1" text:outline-level="1"><text:bookmark text:name="__RefHeading__651_1894975197"/><text:span text:style-name="Teletype"><text:span text:style-name="T15">Performance tuning</text:span></text:span><text:bookmark-end text:name="__RefHeading__651_1894975197"/></text:h>
      <text:p text:style-name="Text_20_body"><text:span text:style-name="Teletype"><text:span text:style-name="T10">For better performance Virtuoso has configuration file virtuoso.ini that offers multiple parameters for doing that. But there is no one solution – parameters should be changed along with the growing database.</text:span></text:span></text:p>
      <text:p text:style-name="Text_20_body"><text:span text:style-name="Teletype"><text:span text:style-name="T10">Some key points that Virtuoso documentation brings out:</text:span></text:span></text:p>
      <text:p text:style-name="Text_20_body"><text:span text:style-name="Teletype"><text:span text:style-name="T10">For running with large data sets, one should configure the Virtuoso process to use between 2/3 to 3/5 of system RAM and to stripe storage on all available disks.</text:span></text:span></text:p>
      <text:p text:style-name="Text_20_body"><text:span text:style-name="Teletype"><text:span text:style-name="T10">Some key parameters in virtuoso.ini for performance tuning and their descriptions:</text:span></text:span></text:p>
      <text:p text:style-name="Text_20_body"><text:span text:style-name="Teletype"><text:span text:style-name="T27">NumberOfBuffers=2000</text:span></text:span></text:p>
      <text:p text:style-name="Text_20_body"><text:span text:style-name="Teletype"><text:span text:style-name="T10">This controls the amount of RAM used by Virtuoso to cache database files. This has a critical performance impact and thus the value should be fairly high for large databases. Exceeding physical memory in this setting will have a significant negative impact. For a database-only server about 65% of available RAM could be configured for database buffers.</text:span></text:span></text:p>
      <text:p text:style-name="Text_20_body"><text:span text:style-name="Teletype"><text:span text:style-name="T27">Striping=0</text:span></text:span></text:p>
      <text:p text:style-name="Text_20_body"><text:span text:style-name="Teletype"><text:span text:style-name="T10">A non-zero value will enable the settings in [Striping] to take effect. If this is the case the DatabaseFile parameter is ignored and the files in [striping] are used.</text:span></text:span></text:p>
      <text:p text:style-name="Text_20_body"><text:span text:style-name="Teletype"><text:span text:style-name="T10">Also, if running with a large database, setting </text:span></text:span><text:span text:style-name="Teletype"><text:span text:style-name="T27">MaxCheckpointRemap</text:span></text:span><text:span text:style-name="Teletype"><text:span text:style-name="T10"> to 1/4th of the database size is recommended.<text:line-break/><text:line-break/></text:span></text:span><text:soft-page-break/><text:span text:style-name="Teletype"><text:span text:style-name="T10">Here is one great website about Comparing Virtuoso Performance on Different Processors:<text:line-break/></text:span></text:span><text:a xlink:type="simple" xlink:href="http://www.openlinksw.com/dataspace/oerling/weblog/Orri%20Erling%27s%20Blog/1557"><text:span text:style-name="Teletype"><text:span text:style-name="T10">http://www.openlinksw.com/dataspace/oerling/weblog/Orri%20Erling%27s%20Blog/1557</text:span></text:span></text:a><text:span text:style-name="Teletype"><text:span text:style-name="T10">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ab-stops>
          <style:tab-stop style:position="1cm"/>
        </style:tab-stops>
      </style:paragraph-propertie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ab-stops>
          <style:tab-stop style:position="1.251cm"/>
        </style:tab-stops>
      </style:paragraph-properties>
      <style:text-properties fo:font-size="12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use-window-font-color="true"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2.502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Body_20_Text_20_2" style:display-name="Body Text 2" style:family="paragraph" style:parent-style-name="Standard">
      <style:text-properties fo:language="et" fo:country="EE" fo:font-weight="bold" style:font-weight-asian="bold" style:font-weight-complex="bold"/>
    </style:style>
    <style:style style:name="Example" style:family="paragraph" style:parent-style-name="Standard">
      <style:paragraph-properties fo:margin-left="0.101cm" fo:margin-right="0.101cm" fo:text-indent="0cm" style:auto-text-indent="false" fo:padding="0.049cm" fo:border="0.002cm solid #000000" style:shadow="none"/>
      <style:text-properties fo:language="en" fo:country="U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fo:language="zxx" fo:country="none"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zxx" fo:country="none" fo:background-color="transparent" style:font-name-asian="Courier New" style:font-name-complex="Courier New"/>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WW8Num36z0" style:family="text">
      <style:text-properties style:font-name="Wingdings"/>
    </style:style>
    <style:style style:name="WW8Num36z1" style:family="text">
      <style:text-properties style:font-name="Courier New2"/>
    </style:style>
    <style:style style:name="WW8Num36z3" style:family="text">
      <style:text-properties style:font-name="Symbol"/>
    </style:style>
    <style:style style:name="WW8Num10z0" style:family="text">
      <style:text-properties style:font-name="Wingdings"/>
    </style:style>
    <style:style style:name="WW8Num10z1" style:family="text">
      <style:text-properties style:font-name="Courier New2"/>
    </style:style>
    <style:style style:name="WW8Num10z3" style:family="text">
      <style:text-properties style:font-name="Symbol"/>
    </style:style>
    <style:style style:name="WW8Num21z0" style:family="text">
      <style:text-properties style:font-name="Wingdings"/>
    </style:style>
    <style:style style:name="WW8Num21z1" style:family="text">
      <style:text-properties style:font-name="Courier New2"/>
    </style:style>
    <style:style style:name="WW8Num21z3" style:family="text">
      <style:text-properties style:font-name="Symbol"/>
    </style:style>
    <style:style style:name="WW8Num2z0" style:family="text">
      <style:text-properties style:font-name="Wingdings"/>
    </style:style>
    <style:style style:name="WW8Num2z1" style:family="text">
      <style:text-properties style:font-name="Courier New2"/>
    </style:style>
    <style:style style:name="WW8Num2z3" style:family="text">
      <style:text-properties style:font-name="Symbol"/>
    </style:style>
    <style:style style:name="WW8Num26z0" style:family="text">
      <style:text-properties style:font-name="Wingdings"/>
    </style:style>
    <style:style style:name="WW8Num26z1" style:family="text">
      <style:text-properties style:font-name="Courier New2" style:font-name-complex="Courier New2"/>
    </style:style>
    <style:style style:name="WW8Num26z3" style:family="text">
      <style:text-properties style:font-name="Symbol"/>
    </style:style>
    <style:style style:name="WW8Num19z0" style:family="text">
      <style:text-properties style:font-name="Wingdings"/>
    </style:style>
    <style:style style:name="WW8Num19z1" style:family="text">
      <style:text-properties style:font-name="Courier New2" style:font-name-complex="Courier New2"/>
    </style:style>
    <style:style style:name="WW8Num19z3" style:family="text">
      <style:text-properties style:font-name="Symbol"/>
    </style:style>
    <style:style style:name="WW8Num30z0" style:family="text">
      <style:text-properties style:font-name="Wingdings"/>
    </style:style>
    <style:style style:name="WW8Num30z1" style:family="text">
      <style:text-properties style:font-name="Courier New2"/>
    </style:style>
    <style:style style:name="WW8Num30z3" style:family="text">
      <style:text-properties style:font-name="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WW8Num41z0" style:family="text">
      <style:text-properties style:font-name="Wingdings"/>
    </style:style>
    <style:style style:name="WW8Num41z1" style:family="text">
      <style:text-properties style:font-name="Courier New2"/>
    </style:style>
    <style:style style:name="WW8Num41z3" style:family="text">
      <style:text-properties style:font-name="Symbol"/>
    </style:style>
    <style:style style:name="WW8Num31z0" style:family="text">
      <style:text-properties fo:font-style="normal" fo:font-weight="bold" style:font-style-asian="normal" style:font-weight-asian="bold"/>
    </style:style>
    <style:style style:name="WW8Num35z0" style:family="text">
      <style:text-properties style:font-name="Wingdings"/>
    </style:style>
    <style:style style:name="WW8Num35z1" style:family="text">
      <style:text-properties style:font-name="Courier New2"/>
    </style:style>
    <style:style style:name="WW8Num35z3" style:family="text">
      <style:text-properties style:font-name="Symbol"/>
    </style:style>
    <style:style style:name="WW8Num23z0" style:family="text">
      <style:text-properties style:font-name="Wingdings"/>
    </style:style>
    <style:style style:name="WW8Num23z1" style:family="text">
      <style:text-properties style:font-name="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style>
    <style:style style:name="WW8Num1z3" style:family="text">
      <style:text-properties style:font-name="Symbol"/>
    </style:style>
    <style:style style:name="WW8Num29z1" style:family="text">
      <style:text-properties style:font-name="Courier New2"/>
    </style:style>
    <style:style style:name="WW8Num29z2" style:family="text">
      <style:text-properties style:font-name="Wingdings"/>
    </style:style>
    <style:style style:name="WW8Num29z3" style:family="text">
      <style:text-properties style:font-name="Symbol"/>
    </style:style>
    <style:style style:name="WW8Num31z1" style:family="text">
      <style:text-properties style:font-name="Courier New2"/>
    </style:style>
    <style:style style:name="WW8Num31z3" style:family="text">
      <style:text-properties style:font-name="Symbol"/>
    </style:style>
    <style:style style:name="WW8Num7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1.27cm" text:min-label-width="0.762cm"/>
        <style:text-properties style:font-name="Wingdings"/>
      </text:list-level-style-bullet>
      <text:list-level-style-bullet text:level="2" text:style-name="WW8Num36z1" style:num-suffix="." text:bullet-char="o">
        <style:list-level-properties text:space-before="1.905cm" text:min-label-width="0.635cm"/>
        <style:text-properties style:font-name="Courier New"/>
      </text:list-level-style-bullet>
      <text:list-level-style-bullet text:level="3" text:style-name="WW8Num36z0" style:num-suffix="." text:bullet-char="">
        <style:list-level-properties text:space-before="3.175cm" text:min-label-width="0.635cm"/>
        <style:text-properties style:font-name="Wingdings"/>
      </text:list-level-style-bullet>
      <text:list-level-style-bullet text:level="4" text:style-name="WW8Num36z3"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
      </text:list-level-style-bullet>
      <text:list-level-style-bullet text:level="6" text:style-name="WW8Num36z0" style:num-suffix="." text:bullet-char="">
        <style:list-level-properties text:space-before="6.985cm" text:min-label-width="0.635cm"/>
        <style:text-properties style:font-name="Wingdings"/>
      </text:list-level-style-bullet>
      <text:list-level-style-bullet text:level="7" text:style-name="WW8Num36z3"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
      </text:list-level-style-bullet>
      <text:list-level-style-bullet text:level="9" text:style-name="WW8Num3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762cm"/>
        <style:text-properties style:font-name="Wingdings"/>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762cm"/>
        <style:text-properties style:font-name="Wingdings"/>
      </text:list-level-style-bullet>
      <text:list-level-style-bullet text:level="2" text:style-name="WW8Num21z1" style:num-suffix="." text:bullet-char="o">
        <style:list-level-properties text:space-before="3.175cm" text:min-label-width="0.635cm"/>
        <style:text-properties style:font-name="Courier New"/>
      </text:list-level-style-bullet>
      <text:list-level-style-bullet text:level="3" text:style-name="WW8Num21z0"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
      </text:list-level-style-bullet>
      <text:list-level-style-bullet text:level="6" text:style-name="WW8Num21z0"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
      </text:list-level-style-bullet>
      <text:list-level-style-bullet text:level="9" text:style-name="WW8Num2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27cm" text:min-label-width="0.635cm"/>
        <style:text-properties style:font-name="Courier New"/>
      </text:list-level-style-bullet>
      <text:list-level-style-bullet text:level="3" text:style-name="WW8Num26z0" style:num-suffix="." text:bullet-char="">
        <style:list-level-properties text:space-before="2.54cm" text:min-label-width="0.635cm"/>
        <style:text-properties style:font-name="Wingdings"/>
      </text:list-level-style-bullet>
      <text:list-level-style-bullet text:level="4" text:style-name="WW8Num26z3"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
      </text:list-level-style-bullet>
      <text:list-level-style-bullet text:level="6" text:style-name="WW8Num26z0" style:num-suffix="." text:bullet-char="">
        <style:list-level-properties text:space-before="6.35cm" text:min-label-width="0.635cm"/>
        <style:text-properties style:font-name="Wingdings"/>
      </text:list-level-style-bullet>
      <text:list-level-style-bullet text:level="7" text:style-name="WW8Num26z3"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
      </text:list-level-style-bullet>
      <text:list-level-style-bullet text:level="9" text:style-name="WW8Num26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space-before="1.27cm" text:min-label-width="0.635cm"/>
        <style:text-properties style:font-name="Courier New"/>
      </text:list-level-style-bullet>
      <text:list-level-style-bullet text:level="3" text:style-name="WW8Num19z0" style:num-suffix="." text:bullet-char="">
        <style:list-level-properties text:space-before="2.54cm" text:min-label-width="0.635cm"/>
        <style:text-properties style:font-name="Wingdings"/>
      </text:list-level-style-bullet>
      <text:list-level-style-bullet text:level="4" text:style-name="WW8Num19z3" style:num-suffix="." text:bullet-char="">
        <style:list-level-properties text:space-before="3.81cm" text:min-label-width="0.635cm"/>
        <style:text-properties style:font-name="Symbol"/>
      </text:list-level-style-bullet>
      <text:list-level-style-bullet text:level="5" text:style-name="WW8Num19z1" style:num-suffix="." text:bullet-char="o">
        <style:list-level-properties text:space-before="5.08cm" text:min-label-width="0.635cm"/>
        <style:text-properties style:font-name="Courier New"/>
      </text:list-level-style-bullet>
      <text:list-level-style-bullet text:level="6" text:style-name="WW8Num19z0" style:num-suffix="." text:bullet-char="">
        <style:list-level-properties text:space-before="6.35cm" text:min-label-width="0.635cm"/>
        <style:text-properties style:font-name="Wingdings"/>
      </text:list-level-style-bullet>
      <text:list-level-style-bullet text:level="7" text:style-name="WW8Num19z3" style:num-suffix="." text:bullet-char="">
        <style:list-level-properties text:space-before="7.62cm" text:min-label-width="0.635cm"/>
        <style:text-properties style:font-name="Symbol"/>
      </text:list-level-style-bullet>
      <text:list-level-style-bullet text:level="8" text:style-name="WW8Num19z1" style:num-suffix="." text:bullet-char="o">
        <style:list-level-properties text:space-before="8.89cm" text:min-label-width="0.635cm"/>
        <style:text-properties style:font-name="Courier New"/>
      </text:list-level-style-bullet>
      <text:list-level-style-bullet text:level="9" text:style-name="WW8Num19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27cm" text:min-label-width="0.635cm"/>
        <style:text-properties style:font-name="Courier New"/>
      </text:list-level-style-bullet>
      <text:list-level-style-bullet text:level="3" text:style-name="WW8Num30z0" style:num-suffix="." text:bullet-char="">
        <style:list-level-properties text:space-before="2.54cm" text:min-label-width="0.635cm"/>
        <style:text-properties style:font-name="Wingdings"/>
      </text:list-level-style-bullet>
      <text:list-level-style-bullet text:level="4" text:style-name="WW8Num30z3" style:num-suffix="." text:bullet-char="">
        <style:list-level-properties text:space-before="3.81cm" text:min-label-width="0.635cm"/>
        <style:text-properties style:font-name="Symbol"/>
      </text:list-level-style-bullet>
      <text:list-level-style-bullet text:level="5" text:style-name="WW8Num30z1" style:num-suffix="." text:bullet-char="o">
        <style:list-level-properties text:space-before="5.08cm" text:min-label-width="0.635cm"/>
        <style:text-properties style:font-name="Courier New"/>
      </text:list-level-style-bullet>
      <text:list-level-style-bullet text:level="6" text:style-name="WW8Num30z0" style:num-suffix="." text:bullet-char="">
        <style:list-level-properties text:space-before="6.35cm" text:min-label-width="0.635cm"/>
        <style:text-properties style:font-name="Wingdings"/>
      </text:list-level-style-bullet>
      <text:list-level-style-bullet text:level="7" text:style-name="WW8Num30z3" style:num-suffix="." text:bullet-char="">
        <style:list-level-properties text:space-before="7.62cm" text:min-label-width="0.635cm"/>
        <style:text-properties style:font-name="Symbol"/>
      </text:list-level-style-bullet>
      <text:list-level-style-bullet text:level="8" text:style-name="WW8Num30z1" style:num-suffix="." text:bullet-char="o">
        <style:list-level-properties text:space-before="8.89cm" text:min-label-width="0.635cm"/>
        <style:text-properties style:font-name="Courier New"/>
      </text:list-level-style-bullet>
      <text:list-level-style-bullet text:level="9" text:style-name="WW8Num30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2.54cm" text:min-label-width="0.762cm"/>
        <style:text-properties style:font-name="Wingdings"/>
      </text:list-level-style-bullet>
      <text:list-level-style-bullet text:level="2" text:style-name="WW8Num41z1" style:num-suffix="." text:bullet-char="o">
        <style:list-level-properties text:space-before="3.81cm" text:min-label-width="0.635cm"/>
        <style:text-properties style:font-name="Courier New"/>
      </text:list-level-style-bullet>
      <text:list-level-style-bullet text:level="3" text:style-name="WW8Num41z0" style:num-suffix="." text:bullet-char="">
        <style:list-level-properties text:space-before="5.08cm" text:min-label-width="0.635cm"/>
        <style:text-properties style:font-name="Wingdings"/>
      </text:list-level-style-bullet>
      <text:list-level-style-bullet text:level="4" text:style-name="WW8Num41z3" style:num-suffix="." text:bullet-char="">
        <style:list-level-properties text:space-before="6.35cm" text:min-label-width="0.635cm"/>
        <style:text-properties style:font-name="Symbol"/>
      </text:list-level-style-bullet>
      <text:list-level-style-bullet text:level="5" text:style-name="WW8Num41z1" style:num-suffix="." text:bullet-char="o">
        <style:list-level-properties text:space-before="7.62cm" text:min-label-width="0.635cm"/>
        <style:text-properties style:font-name="Courier New"/>
      </text:list-level-style-bullet>
      <text:list-level-style-bullet text:level="6" text:style-name="WW8Num41z0" style:num-suffix="." text:bullet-char="">
        <style:list-level-properties text:space-before="8.89cm" text:min-label-width="0.635cm"/>
        <style:text-properties style:font-name="Wingdings"/>
      </text:list-level-style-bullet>
      <text:list-level-style-bullet text:level="7" text:style-name="WW8Num41z3" style:num-suffix="." text:bullet-char="">
        <style:list-level-properties text:space-before="10.16cm" text:min-label-width="0.635cm"/>
        <style:text-properties style:font-name="Symbol"/>
      </text:list-level-style-bullet>
      <text:list-level-style-bullet text:level="8" text:style-name="WW8Num41z1" style:num-suffix="." text:bullet-char="o">
        <style:list-level-properties text:space-before="11.43cm" text:min-label-width="0.635cm"/>
        <style:text-properties style:font-name="Courier New"/>
      </text:list-level-style-bullet>
      <text:list-level-style-bullet text:level="9" text:style-name="WW8Num41z0"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number text:level="1" text:style-name="WW8Num31z0"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T1" style:family="text">
      <style:text-properties fo:language="en" fo:country="US"/>
    </style:style>
    <style:page-layout style:name="M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51</text:editing-cycles> <text:s text:c="2"/><text:modification-date style:data-style-name="N84">2011-02-11</text:modification-date><text:tab/><text:title>Virtuoso Configuration for Content Registry 3</text:title><text:tab/><text:span text:style-name="MT1">Page </text:span><text:span text:style-name="MT1"><text:page-number text:select-page="current">7</text:page-number></text:span><text:span text:style-name="MT1"> of </text:span><text:span text:style-name="MT1"><text:page-count style:num-format="1">7</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Virtuoso Configuration for Content Registry 3</dc:title>
    <meta:creation-date>2011-02-10T15:40:18.68</meta:creation-date>
    <dc:language>en-GB</dc:language>
    <meta:editing-cycles>51</meta:editing-cycles>
    <meta:editing-duration>PT03H37M27S</meta:editing-duration>
    <dc:date>2011-02-11T13:04:37.03</dc:date>
    <meta:document-statistic meta:table-count="1" meta:image-count="0" meta:object-count="0" meta:page-count="7" meta:paragraph-count="67" meta:word-count="1353" meta:character-count="8872"/>
    <meta:user-defined meta:name="Info 1"/>
    <meta:user-defined meta:name="Info 2"/>
    <meta:user-defined meta:name="Info 3"/>
    <meta:user-defined meta:name="Info 4"/>
    <meta:template xlink:type="simple" xlink:actuate="onRequest" xlink:title="EEA Technical Report" xlink:href="../../../../../Documents%20and%20Settings/roug/Application%20Data/OpenOffice.org2/user/template/EEA%20Technical%20Report.ott" meta:date="2006-10-19T10:25:55"/>
  </office:meta>
</office:document-meta>
</file>